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rvices Provided </text:p>
      <text:p text:style-name="P1"/>
      <text:p text:style-name="Standard">We provide farm kills for beef, hogs, goats, lamb and bison. This includes dispatch, evisceration and transport to our meat shop. </text:p>
      <text:p text:style-name="Standard"/>
      <text:p text:style-name="Standard">We provide custom cut, cure, smoke and wrap.</text:p>
      <text:p text:style-name="Standard"/>
      <text:p text:style-name="Standard">We process wild game, including deer, elk, moose and bear.</text:p>
      <text:p text:style-name="Standard"/>
      <text:p text:style-name="Standard">No poultry!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43" meta:character-count="261" meta:non-whitespace-character-count="221"/>
    <meta:generator>LibreOfficeDev/6.0.5.2$Linux_X86_64 LibreOffice_project/</meta:generator>
  </office:meta>
</office:document-meta>
</file>